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22.37mm"/>
    </style:style>
    <style:style style:name="co6" style:family="table-column">
      <style:table-column-properties fo:break-before="auto" style:column-width="2.24mm"/>
    </style:style>
    <style:style style:name="co7" style:family="table-column">
      <style:table-column-properties fo:break-before="auto" style:column-width="126.14mm"/>
    </style:style>
    <style:style style:name="co8" style:family="table-column">
      <style:table-column-properties fo:break-before="auto" style:column-width="3.07mm"/>
    </style:style>
    <style:style style:name="co9" style:family="table-column">
      <style:table-column-properties fo:break-before="auto" style:column-width="10.9mm"/>
    </style:style>
    <style:style style:name="co10" style:family="table-column">
      <style:table-column-properties fo:break-before="auto" style:column-width="31.33mm"/>
    </style:style>
    <style:style style:name="co11" style:family="table-column">
      <style:table-column-properties fo:break-before="auto" style:column-width="13.14mm"/>
    </style:style>
    <style:style style:name="co12" style:family="table-column">
      <style:table-column-properties fo:break-before="auto" style:column-width="26.85mm"/>
    </style:style>
    <style:style style:name="co13" style:family="table-column">
      <style:table-column-properties fo:break-before="auto" style:column-width="23.5mm"/>
    </style:style>
    <style:style style:name="co14" style:family="table-column">
      <style:table-column-properties fo:break-before="auto" style:column-width="25.17mm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13.49mm" fo:break-before="auto" style:use-optimal-row-height="false"/>
    </style:style>
    <style:style style:name="ro6" style:family="table-row">
      <style:table-row-properties style:row-height="9mm" fo:break-before="auto" style:use-optimal-row-height="fals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13.76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6mm" fo:break-before="auto" style:use-optimal-row-height="false"/>
    </style:style>
    <style:style style:name="ro11" style:family="table-row">
      <style:table-row-properties style:row-height="4.23mm" fo:break-before="auto" style:use-optimal-row-height="fals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Informe_20_de_20_compatibilidad">
      <style:table-properties table:display="true" style:writing-mode="lr-tb"/>
    </style:style>
    <style:style style:name="ta5" style:family="table" style:master-page-name="PageStyle_5f_Hoja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18" style:family="table-cell" style:parent-style-name="Default">
      <style:table-cell-properties fo:padding="0.71mm"/>
      <style:text-properties style:text-position=""/>
    </style:style>
    <style:style style:name="ce119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text-position=""/>
    </style:style>
    <style:style style:name="ce121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text-position=""/>
    </style:style>
    <style:style style:name="ce122" style:family="table-cell" style:parent-style-name="Default" style:data-style-name="N109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text-position="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text-position="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1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128" style:family="table-cell" style:parent-style-name="Default" style:data-style-name="N109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1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1.76pt solid #3c3c3c" style:direction="ltr" fo:padding="0.71mm" fo:border-right="1.76pt solid #3c3c3c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 style:data-style-name="N111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1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1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Excel_5f_BuiltIn_5f_Percent">
      <style:table-cell-properties style:glyph-orientation-vertical="0" fo:border-bottom="0.74pt dotted #3c3c3c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0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83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 style:data-style-name="N11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 style:data-style-name="N1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 style:data-style-name="N11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 style:data-style-name="N109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9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4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5" style:family="table-cell" style:parent-style-name="Default" style:data-style-name="N10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0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2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1.76pt solid #3c3c3c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1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117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0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1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3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4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 style:data-style-name="N4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fo:padding="0.71mm"/>
    </style:style>
    <style:style style:name="ce143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45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46" style:family="table-cell" style:parent-style-name="Default" style:data-style-name="N109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4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</style:style>
    <style:style style:name="ce152" style:family="table-cell" style:parent-style-name="Default" style:data-style-name="N109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5">
        <office:forms form:automatic-focus="false" form:apply-design-mode="false"/>
        <table:table-column table:style-name="co11" table:default-cell-style-name="ce16"/>
        <table:table-column table:style-name="co2" table:default-cell-style-name="ce31"/>
        <table:table-column table:style-name="co2" table:default-cell-style-name="ce50"/>
        <table:table-column table:style-name="co2" table:default-cell-style-name="ce31"/>
        <table:table-column table:style-name="co2" table:default-cell-style-name="ce50"/>
        <table:table-column table:style-name="co12" table:default-cell-style-name="ce31"/>
        <table:table-column table:style-name="co2" table:default-cell-style-name="ce50"/>
        <table:table-column table:style-name="co13" table:default-cell-style-name="ce31"/>
        <table:table-column table:style-name="co14" table:default-cell-style-name="ce50"/>
        <table:table-column table:style-name="co2" table:default-cell-style-name="ce50"/>
        <table:table-column table:style-name="co2" table:number-columns-repeated="247" table:default-cell-style-name="ce16"/>
        <table:table-column table:style-name="co2" table:number-columns-repeated="767" table:default-cell-style-name="Default"/>
        <table:table-row table:style-name="ro9">
          <table:table-cell table:style-name="ce13"/>
          <table:table-cell table:style-name="ce17" office:value-type="string" calcext:value-type="string">
            <text:p>EMPRESA</text:p>
          </table:table-cell>
          <table:table-cell table:style-name="ce32" table:number-columns-spanned="3" table:number-rows-spanned="1"/>
          <table:covered-table-cell table:number-columns-repeated="2" table:style-name="ce32"/>
          <table:table-cell table:style-name="ce72" office:value-type="string" calcext:value-type="string">
            <text:p>TRABAJADOR</text:p>
          </table:table-cell>
          <table:table-cell table:style-name="ce84" table:number-columns-spanned="3" table:number-rows-spanned="1"/>
          <table:covered-table-cell table:style-name="ce32"/>
          <table:covered-table-cell table:style-name="ce84"/>
          <table:table-cell table:style-name="ce35"/>
          <table:table-cell table:style-name="ce13" table:number-columns-repeated="1014"/>
        </table:table-row>
        <table:table-row table:style-name="ro9">
          <table:table-cell table:style-name="ce13"/>
          <table:table-cell table:style-name="ce18" office:value-type="string" calcext:value-type="string">
            <text:p>DOMICILIO</text:p>
          </table:table-cell>
          <table:table-cell table:style-name="ce33" table:number-columns-spanned="3" table:number-rows-spanned="1"/>
          <table:covered-table-cell table:number-columns-repeated="2" table:style-name="ce33"/>
          <table:table-cell table:style-name="ce73" office:value-type="string" calcext:value-type="string">
            <text:p>NIF</text:p>
          </table:table-cell>
          <table:table-cell table:style-name="ce85" table:number-columns-spanned="3" table:number-rows-spanned="1"/>
          <table:covered-table-cell table:style-name="ce33"/>
          <table:covered-table-cell table:style-name="ce85"/>
          <table:table-cell table:style-name="ce35"/>
          <table:table-cell table:style-name="ce13" table:number-columns-repeated="1014"/>
        </table:table-row>
        <table:table-row table:style-name="ro9">
          <table:table-cell table:style-name="ce13"/>
          <table:table-cell table:style-name="ce18" office:value-type="string" calcext:value-type="string">
            <text:p>CIF</text:p>
          </table:table-cell>
          <table:table-cell table:style-name="ce33" table:number-columns-spanned="3" table:number-rows-spanned="1"/>
          <table:covered-table-cell table:number-columns-repeated="2" table:style-name="ce33"/>
          <table:table-cell table:style-name="ce73" office:value-type="string" calcext:value-type="string">
            <text:p>Número S.S.</text:p>
          </table:table-cell>
          <table:table-cell table:style-name="ce85" table:number-columns-spanned="3" table:number-rows-spanned="1"/>
          <table:covered-table-cell table:style-name="ce33"/>
          <table:covered-table-cell table:style-name="ce85"/>
          <table:table-cell table:style-name="ce35"/>
          <table:table-cell table:style-name="ce13" table:number-columns-repeated="1014"/>
        </table:table-row>
        <table:table-row table:style-name="ro9">
          <table:table-cell table:style-name="ce13"/>
          <table:table-cell table:style-name="ce18" office:value-type="string" calcext:value-type="string">
            <text:p>CCC</text:p>
          </table:table-cell>
          <table:table-cell table:style-name="ce33" table:number-columns-spanned="3" table:number-rows-spanned="1"/>
          <table:covered-table-cell table:number-columns-repeated="2" table:style-name="ce33"/>
          <table:table-cell table:style-name="ce74" office:value-type="string" calcext:value-type="string">
            <text:p>CATEGORIA</text:p>
          </table:table-cell>
          <table:table-cell table:style-name="ce85" table:number-columns-spanned="3" table:number-rows-spanned="1"/>
          <table:covered-table-cell table:style-name="ce33"/>
          <table:covered-table-cell table:style-name="ce85"/>
          <table:table-cell table:style-name="ce35"/>
          <table:table-cell table:style-name="ce13" table:number-columns-repeated="1014"/>
        </table:table-row>
        <table:table-row table:style-name="ro10">
          <table:table-cell table:style-name="ce13"/>
          <table:table-cell table:style-name="ce19"/>
          <table:table-cell table:style-name="ce34" table:number-columns-repeated="3"/>
          <table:table-cell table:style-name="ce75" office:value-type="string" calcext:value-type="string">
            <text:p>GRUPO COTIZACION</text:p>
          </table:table-cell>
          <table:table-cell table:style-name="ce86"/>
          <table:table-cell table:style-name="ce92"/>
          <table:table-cell table:style-name="ce106"/>
          <table:table-cell table:style-name="ce35"/>
          <table:table-cell table:style-name="ce13" table:number-columns-repeated="1014"/>
        </table:table-row>
        <table:table-row table:style-name="ro10">
          <table:table-cell table:style-name="ce13" table:number-columns-repeated="2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 table:number-columns-repeated="2"/>
          <table:table-cell table:style-name="ce13" table:number-columns-repeated="1014"/>
        </table:table-row>
        <table:table-row table:style-name="ro11">
          <table:table-cell table:style-name="ce13"/>
          <table:table-cell table:style-name="ce20" office:value-type="string" calcext:value-type="string">
            <text:p>Periodo liquidación</text:p>
          </table:table-cell>
          <table:table-cell table:style-name="ce36"/>
          <table:table-cell table:style-name="ce51" table:number-columns-spanned="4" table:number-rows-spanned="1"/>
          <table:covered-table-cell table:number-columns-repeated="3" table:style-name="ce51"/>
          <table:table-cell table:style-name="ce93" office:value-type="string" calcext:value-type="string">
            <text:p>Nº días</text:p>
          </table:table-cell>
          <table:table-cell table:style-name="ce107"/>
          <table:table-cell table:style-name="ce35"/>
          <table:table-cell table:style-name="ce13" table:number-columns-repeated="1014"/>
        </table:table-row>
        <table:table-row table:style-name="ro11">
          <table:table-cell table:style-name="ce14"/>
          <table:table-cell table:style-name="ce21" office:value-type="string" calcext:value-type="string">
            <text:p>I. DEVENGOS</text:p>
          </table:table-cell>
          <table:table-cell table:style-name="ce37"/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108" office:value-type="string" calcext:value-type="string">
            <text:p>TOTALES</text:p>
          </table:table-cell>
          <table:table-cell table:style-name="ce133"/>
          <table:table-cell table:style-name="ce135"/>
          <table:table-cell table:style-name="ce14" table:number-columns-repeated="1013"/>
        </table:table-row>
        <table:table-row table:style-name="ro11">
          <table:table-cell table:style-name="ce13"/>
          <table:table-cell table:style-name="ce22" office:value-type="string" calcext:value-type="string">
            <text:p>1. Percepciones salariales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53"/>
          <table:table-cell table:style-name="ce109"/>
          <table:table-cell table:style-name="ce35"/>
          <table:table-cell table:style-name="ce136" table:number-columns-repeated="2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Salario base</text:p>
          </table:table-cell>
          <table:table-cell table:style-name="ce39"/>
          <table:table-cell table:style-name="ce54"/>
          <table:table-cell table:style-name="ce43"/>
          <table:table-cell table:style-name="ce54"/>
          <table:table-cell table:style-name="ce43"/>
          <table:table-cell table:style-name="ce94" office:value-type="float" office:value="1800" calcext:value-type="float">
            <text:p>1.800,00 €</text:p>
          </table:table-cell>
          <table:table-cell table:style-name="ce109"/>
          <table:table-cell table:style-name="ce35"/>
          <table:table-cell table:style-name="ce136" table:number-columns-repeated="2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Complementos salariales: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5" office:value-type="float" office:value="250" calcext:value-type="float">
            <text:p>250,00 €</text:p>
          </table:table-cell>
          <table:table-cell table:style-name="ce109"/>
          <table:table-cell table:style-name="ce35"/>
          <table:table-cell table:style-name="ce136" table:number-columns-repeated="2"/>
          <table:table-cell table:style-name="ce13" table:number-columns-repeated="1012"/>
        </table:table-row>
        <table:table-row table:style-name="ro11">
          <table:table-cell table:style-name="ce13"/>
          <table:table-cell table:style-name="ce23"/>
          <table:table-cell table:style-name="ce40" table:number-columns-repeated="2"/>
          <table:table-cell table:style-name="ce43"/>
          <table:table-cell table:style-name="ce54"/>
          <table:table-cell table:style-name="ce43"/>
          <table:table-cell table:style-name="ce95"/>
          <table:table-cell table:style-name="ce109"/>
          <table:table-cell table:style-name="ce35"/>
          <table:table-cell table:style-name="ce136"/>
          <table:table-cell table:style-name="ce138"/>
          <table:table-cell table:number-columns-repeated="5"/>
          <table:table-cell table:style-name="ce13" table:number-columns-repeated="1007"/>
        </table:table-row>
        <table:table-row table:style-name="ro11">
          <table:table-cell table:style-name="ce13"/>
          <table:table-cell table:style-name="ce24"/>
          <table:table-cell table:style-name="ce41" table:number-columns-repeated="2"/>
          <table:table-cell table:style-name="ce62"/>
          <table:table-cell table:style-name="ce56"/>
          <table:table-cell table:style-name="ce62"/>
          <table:table-cell table:style-name="ce96"/>
          <table:table-cell table:style-name="ce109"/>
          <table:table-cell table:style-name="ce35"/>
          <table:table-cell table:style-name="ce136"/>
          <table:table-cell table:style-name="ce139"/>
          <table:table-cell table:number-columns-repeated="3"/>
          <table:table-cell table:style-name="ce141"/>
          <table:table-cell table:style-name="ce139"/>
          <table:table-cell table:style-name="ce13" table:number-columns-repeated="1007"/>
        </table:table-row>
        <table:table-row table:style-name="ro11">
          <table:table-cell table:style-name="ce13"/>
          <table:table-cell table:style-name="ce23"/>
          <table:table-cell table:style-name="ce40" table:number-columns-repeated="2"/>
          <table:table-cell table:style-name="ce62"/>
          <table:table-cell table:style-name="ce56"/>
          <table:table-cell table:style-name="ce62"/>
          <table:table-cell table:style-name="ce95"/>
          <table:table-cell table:style-name="ce109"/>
          <table:table-cell table:style-name="ce35"/>
          <table:table-cell table:style-name="ce136"/>
          <table:table-cell table:style-name="ce140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Horas extraordinarias</text:p>
          </table:table-cell>
          <table:table-cell table:style-name="ce38"/>
          <table:table-cell table:style-name="ce55"/>
          <table:table-cell table:style-name="ce62"/>
          <table:table-cell table:style-name="ce56"/>
          <table:table-cell table:style-name="ce62"/>
          <table:table-cell table:style-name="ce96"/>
          <table:table-cell table:style-name="ce109"/>
          <table:table-cell table:style-name="ce35"/>
          <table:table-cell table:style-name="ce53"/>
          <table:table-cell table:style-name="ce136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Horas complementarias</text:p>
          </table:table-cell>
          <table:table-cell table:style-name="ce38"/>
          <table:table-cell table:style-name="ce56"/>
          <table:table-cell table:style-name="ce62"/>
          <table:table-cell table:style-name="ce56"/>
          <table:table-cell table:style-name="ce62"/>
          <table:table-cell table:style-name="ce96"/>
          <table:table-cell table:style-name="ce109"/>
          <table:table-cell table:style-name="ce35"/>
          <table:table-cell table:style-name="ce53"/>
          <table:table-cell table:style-name="ce136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Gratificaciones extraordinarias</text:p>
          </table:table-cell>
          <table:table-cell table:style-name="ce38"/>
          <table:table-cell table:style-name="ce53"/>
          <table:table-cell table:style-name="ce62"/>
          <table:table-cell table:style-name="ce56"/>
          <table:table-cell table:style-name="ce62"/>
          <table:table-cell table:style-name="ce96"/>
          <table:table-cell table:style-name="ce109"/>
          <table:table-cell table:style-name="ce35"/>
          <table:table-cell table:style-name="ce13"/>
          <table:table-cell table:style-name="ce136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Salario en especie</text:p>
          </table:table-cell>
          <table:table-cell table:style-name="ce38"/>
          <table:table-cell table:style-name="ce54"/>
          <table:table-cell table:style-name="ce62"/>
          <table:table-cell table:style-name="ce56"/>
          <table:table-cell table:style-name="ce62"/>
          <table:table-cell table:style-name="ce96"/>
          <table:table-cell table:style-name="ce109"/>
          <table:table-cell table:style-name="ce35"/>
          <table:table-cell table:style-name="ce13"/>
          <table:table-cell table:style-name="ce53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2. Percepciones no salariales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5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Indemnizaciones o Suplidos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5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 table:number-rows-repeated="2">
          <table:table-cell table:style-name="ce13"/>
          <table:table-cell table:style-name="ce23"/>
          <table:table-cell table:style-name="ce40" table:number-columns-repeated="2"/>
          <table:table-cell table:style-name="ce43"/>
          <table:table-cell table:style-name="ce54"/>
          <table:table-cell table:style-name="ce43"/>
          <table:table-cell table:style-name="ce94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3"/>
          <table:table-cell table:style-name="ce22" office:value-type="string" calcext:value-type="string">
            <text:p>Prestaciones e indemnizaciones de la Seguridad Social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7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3"/>
          <table:table-cell table:style-name="ce23"/>
          <table:table-cell table:style-name="ce40" table:number-columns-repeated="2"/>
          <table:table-cell table:style-name="ce43"/>
          <table:table-cell table:style-name="ce54"/>
          <table:table-cell table:style-name="ce43"/>
          <table:table-cell table:style-name="ce94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3"/>
          <table:table-cell table:style-name="ce22" office:value-type="string" calcext:value-type="string">
            <text:p>Indemnizaciones por traslados, suspensiones o despidos.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5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3"/>
          <table:table-cell table:style-name="ce23"/>
          <table:table-cell table:style-name="ce40"/>
          <table:table-cell table:style-name="ce57"/>
          <table:table-cell table:style-name="ce43"/>
          <table:table-cell table:style-name="ce54"/>
          <table:table-cell table:style-name="ce43"/>
          <table:table-cell table:style-name="ce94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3"/>
          <table:table-cell table:style-name="ce22" office:value-type="string" calcext:value-type="string">
            <text:p>Otras percepciones no salariales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7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 table:number-rows-repeated="2">
          <table:table-cell table:style-name="ce13"/>
          <table:table-cell table:style-name="ce23"/>
          <table:table-cell table:style-name="ce40" table:number-columns-repeated="2"/>
          <table:table-cell table:style-name="ce43"/>
          <table:table-cell table:style-name="ce54"/>
          <table:table-cell table:style-name="ce43"/>
          <table:table-cell table:style-name="ce94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4"/>
          <table:table-cell table:style-name="ce21"/>
          <table:table-cell table:style-name="ce37"/>
          <table:table-cell table:style-name="ce52" office:value-type="string" calcext:value-type="string">
            <text:p>A. TOTAL DEVENGADO</text:p>
          </table:table-cell>
          <table:table-cell table:style-name="ce37"/>
          <table:table-cell table:style-name="ce76"/>
          <table:table-cell table:style-name="ce87"/>
          <table:table-cell table:style-name="ce76"/>
          <table:table-cell table:style-name="ce110" table:formula="of:=SUM([.H10:.H29])" office:value-type="float" office:value="2050" calcext:value-type="float">
            <text:p>2.050,00 €</text:p>
          </table:table-cell>
          <table:table-cell table:style-name="ce133"/>
          <table:table-cell table:style-name="ce137"/>
          <table:table-cell table:style-name="ce14" table:number-columns-repeated="1013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53"/>
          <table:table-cell table:style-name="ce42"/>
          <table:table-cell table:style-name="ce53"/>
          <table:table-cell table:style-name="ce42"/>
          <table:table-cell table:style-name="ce53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4"/>
          <table:table-cell table:style-name="ce21" office:value-type="string" calcext:value-type="string">
            <text:p>II. DEDUCCIONES</text:p>
          </table:table-cell>
          <table:table-cell table:style-name="ce37"/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111"/>
          <table:table-cell table:style-name="ce133"/>
          <table:table-cell table:style-name="ce52"/>
          <table:table-cell table:style-name="ce14" table:number-columns-repeated="1013"/>
        </table:table-row>
        <table:table-row table:style-name="ro11">
          <table:table-cell table:style-name="ce14"/>
          <table:table-cell table:style-name="ce21" office:value-type="string" calcext:value-type="string">
            <text:p>1. Aportaciones del trabajador a las cotizacones a la S.S y recaudación conjunta</text:p>
          </table:table-cell>
          <table:table-cell table:style-name="ce37"/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111"/>
          <table:table-cell table:style-name="ce133"/>
          <table:table-cell table:style-name="ce14" table:number-columns-repeated="1014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53"/>
          <table:table-cell table:style-name="ce42"/>
          <table:table-cell table:style-name="ce77" office:value-type="string" calcext:value-type="string">
            <text:p>Tipo</text:p>
          </table:table-cell>
          <table:table-cell table:style-name="ce42"/>
          <table:table-cell table:style-name="ce53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Contingencias comunes</text:p>
          </table:table-cell>
          <table:table-cell table:style-name="ce42"/>
          <table:table-cell table:style-name="ce58" table:formula="of:=[.E58]" office:value-type="float" office:value="2350" calcext:value-type="float">
            <text:p>2.350,00 €</text:p>
          </table:table-cell>
          <table:table-cell table:style-name="ce65"/>
          <table:table-cell table:style-name="ce78" office:value-type="percentage" office:value="0.047" calcext:value-type="percentage">
            <text:p>4,70%</text:p>
          </table:table-cell>
          <table:table-cell table:style-name="ce39"/>
          <table:table-cell table:style-name="ce94" table:formula="of:=[.E58]*[.F35]" office:value-type="float" office:value="110.45" calcext:value-type="float">
            <text:p>110,45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Desempleo</text:p>
          </table:table-cell>
          <table:table-cell table:style-name="ce43"/>
          <table:table-cell table:style-name="ce59" table:formula="of:=[.F61]" office:value-type="float" office:value="2350" calcext:value-type="float">
            <text:p>2.350,00 €</text:p>
          </table:table-cell>
          <table:table-cell table:style-name="ce66"/>
          <table:table-cell table:style-name="ce78" office:value-type="percentage" office:value="0.016" calcext:value-type="percentage">
            <text:p>1,60%</text:p>
          </table:table-cell>
          <table:table-cell table:style-name="ce88"/>
          <table:table-cell table:style-name="ce96" table:formula="of:=[.F61]*[.F36]" office:value-type="float" office:value="37.6" calcext:value-type="float">
            <text:p>37,60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Formación Profesional</text:p>
          </table:table-cell>
          <table:table-cell table:style-name="ce42"/>
          <table:table-cell table:style-name="ce59" table:formula="of:=[.F61]" office:value-type="float" office:value="2350" calcext:value-type="float">
            <text:p>2.350,00 €</text:p>
          </table:table-cell>
          <table:table-cell table:style-name="ce66"/>
          <table:table-cell table:style-name="ce78" office:value-type="percentage" office:value="0.001" calcext:value-type="percentage">
            <text:p>0,10%</text:p>
          </table:table-cell>
          <table:table-cell table:style-name="ce88"/>
          <table:table-cell table:style-name="ce96" table:formula="of:=[.F61]*[.F37]" office:value-type="float" office:value="2.35" calcext:value-type="float">
            <text:p>2,35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Horas extraordinarias Normales</text:p>
          </table:table-cell>
          <table:table-cell table:style-name="ce42"/>
          <table:table-cell table:style-name="ce38"/>
          <table:table-cell table:style-name="ce67" table:formula="of:=[.F64]" office:value-type="float" office:value="0" calcext:value-type="float">
            <text:p>0,00 €</text:p>
          </table:table-cell>
          <table:table-cell table:style-name="ce78" office:value-type="percentage" office:value="0.047" calcext:value-type="percentage">
            <text:p>4,70%</text:p>
          </table:table-cell>
          <table:table-cell table:style-name="ce88"/>
          <table:table-cell table:style-name="ce96" table:formula="of:=[.E38]*[.F38]" office:value-type="float" office:value="0" calcext:value-type="float">
            <text:p>0,00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Horas extraordinarias de Fuerza Mayor</text:p>
          </table:table-cell>
          <table:table-cell table:style-name="ce42"/>
          <table:table-cell table:style-name="ce38"/>
          <table:table-cell table:style-name="ce67" table:formula="of:=[.F65]" office:value-type="float" office:value="0" calcext:value-type="float">
            <text:p>0,00 €</text:p>
          </table:table-cell>
          <table:table-cell table:style-name="ce78" office:value-type="percentage" office:value="0.02" calcext:value-type="percentage">
            <text:p>2,00%</text:p>
          </table:table-cell>
          <table:table-cell table:style-name="ce88"/>
          <table:table-cell table:style-name="ce96" table:formula="of:=[.E39]*[.F39]" office:value-type="float" office:value="0" calcext:value-type="float">
            <text:p>0,00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4"/>
          <table:table-cell table:style-name="ce21" office:value-type="string" calcext:value-type="string">
            <text:p>TOTAL APORTACIONES</text:p>
          </table:table-cell>
          <table:table-cell table:style-name="ce37"/>
          <table:table-cell table:style-name="ce60" table:number-columns-repeated="4"/>
          <table:table-cell table:style-name="ce98" table:formula="of:=SUM([.H35:.H39])" office:value-type="float" office:value="150.4" calcext:value-type="float">
            <text:p>150,40 €</text:p>
          </table:table-cell>
          <table:table-cell table:style-name="ce111"/>
          <table:table-cell table:style-name="ce133"/>
          <table:table-cell table:style-name="ce14" table:number-columns-repeated="1014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38" table:number-columns-repeated="4"/>
          <table:table-cell table:style-name="ce95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2. Irpf</text:p>
          </table:table-cell>
          <table:table-cell table:style-name="ce44" table:formula="of:=[.F66]" office:value-type="float" office:value="2050" calcext:value-type="float">
            <text:p>2.050,00 €</text:p>
          </table:table-cell>
          <table:table-cell table:style-name="ce39" table:number-columns-repeated="2"/>
          <table:table-cell table:style-name="ce79" office:value-type="percentage" office:value="0.09" calcext:value-type="percentage">
            <text:p>9,00%</text:p>
          </table:table-cell>
          <table:table-cell table:style-name="ce39"/>
          <table:table-cell table:style-name="ce94" table:formula="of:=[.C42]*[.F42]" office:value-type="float" office:value="184.5" calcext:value-type="float">
            <text:p>184,50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3. Anticipos</text:p>
          </table:table-cell>
          <table:table-cell table:style-name="ce43"/>
          <table:table-cell table:style-name="ce39" table:number-columns-repeated="2"/>
          <table:table-cell table:style-name="ce80"/>
          <table:table-cell table:style-name="ce39"/>
          <table:table-cell table:style-name="ce96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4. Valor de los productos recibidos en especie</text:p>
          </table:table-cell>
          <table:table-cell table:style-name="ce42"/>
          <table:table-cell table:style-name="ce53"/>
          <table:table-cell table:style-name="ce42"/>
          <table:table-cell table:style-name="ce56"/>
          <table:table-cell table:style-name="ce62"/>
          <table:table-cell table:style-name="ce96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5. Otras deducciones</text:p>
          </table:table-cell>
          <table:table-cell table:style-name="ce42"/>
          <table:table-cell table:style-name="ce54"/>
          <table:table-cell table:style-name="ce43"/>
          <table:table-cell table:style-name="ce54"/>
          <table:table-cell table:style-name="ce43"/>
          <table:table-cell table:style-name="ce96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53"/>
          <table:table-cell table:style-name="ce42"/>
          <table:table-cell table:style-name="ce53"/>
          <table:table-cell table:style-name="ce42"/>
          <table:table-cell table:style-name="ce99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4"/>
          <table:table-cell table:style-name="ce21"/>
          <table:table-cell table:style-name="ce37"/>
          <table:table-cell table:style-name="ce52" office:value-type="string" calcext:value-type="string">
            <text:p>B. TOTAL A DEDUCIR</text:p>
          </table:table-cell>
          <table:table-cell table:style-name="ce37"/>
          <table:table-cell table:style-name="ce76"/>
          <table:table-cell table:style-name="ce87"/>
          <table:table-cell table:style-name="ce100" table:formula="of:=[.H40]+[.H42]+[.H43]+[.H44]+[.H45]" office:value-type="float" office:value="334.9" calcext:value-type="float">
            <text:p>334,90 €</text:p>
          </table:table-cell>
          <table:table-cell table:style-name="ce111"/>
          <table:table-cell table:style-name="ce133"/>
          <table:table-cell table:style-name="ce14" table:number-columns-repeated="1014"/>
        </table:table-row>
        <table:table-row table:style-name="ro11">
          <table:table-cell table:style-name="ce14"/>
          <table:table-cell table:style-name="ce21"/>
          <table:table-cell table:style-name="ce37"/>
          <table:table-cell table:style-name="ce52" office:value-type="string" calcext:value-type="string">
            <text:p>LIQUIDO TOTAL A PERCIBIR (A-B)</text:p>
          </table:table-cell>
          <table:table-cell table:style-name="ce37"/>
          <table:table-cell table:style-name="ce52"/>
          <table:table-cell table:style-name="ce87"/>
          <table:table-cell table:style-name="ce76"/>
          <table:table-cell table:style-name="ce112" table:formula="of:=[.I30]-[.H47]" office:value-type="float" office:value="1715.1" calcext:value-type="float">
            <text:p>1.715,10 €</text:p>
          </table:table-cell>
          <table:table-cell table:style-name="ce133"/>
          <table:table-cell table:style-name="ce14" table:number-columns-repeated="1014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38" office:value-type="string" calcext:value-type="string">
            <text:p>Firma y sello de la empresa</text:p>
          </table:table-cell>
          <table:table-cell table:style-name="ce42"/>
          <table:table-cell table:style-name="ce53"/>
          <table:table-cell table:style-name="ce38" office:value-type="string" calcext:value-type="string">
            <text:p>Fecha</text:p>
          </table:table-cell>
          <table:table-cell table:style-name="ce53"/>
          <table:table-cell table:style-name="ce113" office:value-type="string" calcext:value-type="string">
            <text:p>Recibi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53"/>
          <table:table-cell table:style-name="ce42"/>
          <table:table-cell table:style-name="ce53"/>
          <table:table-cell table:style-name="ce42"/>
          <table:table-cell table:style-name="ce53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6"/>
          <table:table-cell table:style-name="ce45"/>
          <table:table-cell table:style-name="ce61"/>
          <table:table-cell table:style-name="ce45"/>
          <table:table-cell table:style-name="ce61"/>
          <table:table-cell table:style-name="ce45"/>
          <table:table-cell table:style-name="ce61"/>
          <table:table-cell table:style-name="ce114"/>
          <table:table-cell table:style-name="ce35"/>
          <table:table-cell table:style-name="ce13" table:number-columns-repeated="1014"/>
        </table:table-row>
        <table:table-row table:style-name="ro11">
          <table:table-cell table:style-name="ce13" table:number-columns-repeated="2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 table:number-columns-repeated="2"/>
          <table:table-cell table:style-name="ce13" table:number-columns-repeated="1014"/>
        </table:table-row>
        <table:table-row table:style-name="ro11">
          <table:table-cell table:style-name="ce15"/>
          <table:table-cell table:style-name="ce27" office:value-type="string" calcext:value-type="string" table:number-columns-spanned="8" table:number-rows-spanned="1">
            <text:p>DETERMINACIÓN DE LAS BASES DE COTIZACIÓN A LA SEGURIDAD SOCIAL Y CONCEPTOS DE RECAUDACIÓN</text:p>
            <text:p/>
            <text:p/>
          </table:table-cell>
          <table:covered-table-cell table:number-columns-repeated="6" table:style-name="ce46"/>
          <table:covered-table-cell table:style-name="ce115"/>
          <table:table-cell table:style-name="ce134"/>
          <table:table-cell table:style-name="ce15" table:number-columns-repeated="1014"/>
        </table:table-row>
        <table:table-row table:style-name="ro11">
          <table:table-cell table:style-name="ce15"/>
          <table:table-cell table:style-name="ce28" office:value-type="string" calcext:value-type="string">
            <text:p>CONJUNTA Y DE LA BASE SUJETA A RETENCIÓN DEL IRPF Y APORTACIÓN DE LA EMPRESA</text:p>
          </table:table-cell>
          <table:table-cell table:style-name="ce47" table:number-columns-repeated="6"/>
          <table:table-cell table:style-name="ce116"/>
          <table:table-cell table:style-name="ce134"/>
          <table:table-cell table:style-name="ce15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1. Base de cotización por contingencias comunes</text:p>
          </table:table-cell>
          <table:table-cell table:style-name="ce38" table:number-columns-repeated="2"/>
          <table:table-cell table:style-name="ce42"/>
          <table:table-cell table:style-name="ce53"/>
          <table:table-cell table:style-name="ce42"/>
          <table:table-cell table:style-name="ce53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<text:s text:c="4"/>Remuneración mensual</text:p>
          </table:table-cell>
          <table:table-cell table:style-name="ce38"/>
          <table:table-cell table:style-name="ce39"/>
          <table:table-cell table:style-name="ce68" table:formula="of:=SUM([.H10:.H14])+[.H18]" office:value-type="float" office:value="2050" calcext:value-type="float">
            <text:p>2.050,00 €</text:p>
          </table:table-cell>
          <table:table-cell table:style-name="ce71" table:number-columns-repeated="2"/>
          <table:table-cell table:style-name="ce53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<text:s text:c="4"/>Prorrata pagas extras</text:p>
          </table:table-cell>
          <table:table-cell table:style-name="ce38"/>
          <table:table-cell table:style-name="ce62"/>
          <table:table-cell table:style-name="ce69" table:formula="of:=(1800*2)/12" office:value-type="float" office:value="300" calcext:value-type="float">
            <text:p>300,00 €</text:p>
          </table:table-cell>
          <table:table-cell table:style-name="ce71"/>
          <table:table-cell table:style-name="ce81" office:value-type="string" calcext:value-type="string">
            <text:p>Tipo</text:p>
          </table:table-cell>
          <table:table-cell table:style-name="ce101" office:value-type="string" calcext:value-type="string" table:number-columns-spanned="2" table:number-rows-spanned="1">
            <text:p>Aportación Empresa</text:p>
          </table:table-cell>
          <table:covered-table-cell table:style-name="ce101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/>
          <table:table-cell table:style-name="ce38"/>
          <table:table-cell table:style-name="ce63" office:value-type="string" calcext:value-type="string">
            <text:p>TOTAL</text:p>
          </table:table-cell>
          <table:table-cell table:style-name="ce70" table:formula="of:=[.E56]+[.E57]" office:value-type="float" office:value="2350" calcext:value-type="float">
            <text:p>2.350,00 €</text:p>
          </table:table-cell>
          <table:table-cell table:style-name="ce71"/>
          <table:table-cell table:style-name="ce89" office:value-type="percentage" office:value="0.236" calcext:value-type="percentage">
            <text:p>23,60%</text:p>
          </table:table-cell>
          <table:table-cell table:style-name="ce102"/>
          <table:table-cell table:style-name="ce117" table:formula="of:=[.E58]*[.G58]" office:value-type="float" office:value="554.6" calcext:value-type="float">
            <text:p>554,60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/>
          <table:table-cell table:style-name="ce38" table:number-columns-repeated="2"/>
          <table:table-cell table:style-name="ce71"/>
          <table:table-cell table:style-name="ce81" office:value-type="string" calcext:value-type="string">
            <text:p>Base</text:p>
          </table:table-cell>
          <table:table-cell table:style-name="ce81"/>
          <table:table-cell table:style-name="ce38"/>
          <table:table-cell table:style-name="ce113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9" office:value-type="string" calcext:value-type="string" table:number-columns-spanned="3" table:number-rows-spanned="3">
            <text:p>2. Base de Contingencias Profesionales y otros conceptos de recaudación conjunta</text:p>
          </table:table-cell>
          <table:covered-table-cell table:number-columns-repeated="2" table:style-name="ce48"/>
          <table:table-cell table:style-name="ce71" office:value-type="string" calcext:value-type="string">
            <text:p>AT y EP</text:p>
          </table:table-cell>
          <table:table-cell table:style-name="ce82"/>
          <table:table-cell table:style-name="ce90"/>
          <table:table-cell table:style-name="ce71"/>
          <table:table-cell table:style-name="ce117" table:formula="of:=[.F61]*[.G60]" office:value-type="float" office:value="0" calcext:value-type="float">
            <text:p>0,00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covered-table-cell table:style-name="ce29"/>
          <table:covered-table-cell table:number-columns-repeated="2" table:style-name="ce48"/>
          <table:table-cell table:style-name="ce71" office:value-type="string" calcext:value-type="string">
            <text:p>Desempleo</text:p>
          </table:table-cell>
          <table:table-cell table:style-name="ce83" table:formula="of:=[.E58]+[.F64]+[.F65]" office:value-type="float" office:value="2350" calcext:value-type="float">
            <text:p>2.350,00 €</text:p>
          </table:table-cell>
          <table:table-cell table:style-name="ce91" office:value-type="percentage" office:value="0.067" calcext:value-type="percentage">
            <text:p>6,70%</text:p>
          </table:table-cell>
          <table:table-cell table:style-name="ce103"/>
          <table:table-cell table:style-name="ce117" table:formula="of:=[.F61]*[.G61]" office:value-type="float" office:value="157.45" calcext:value-type="float">
            <text:p>157,45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covered-table-cell table:style-name="ce29"/>
          <table:covered-table-cell table:number-columns-repeated="2" table:style-name="ce48"/>
          <table:table-cell table:style-name="ce42" office:value-type="string" calcext:value-type="string">
            <text:p>FP</text:p>
          </table:table-cell>
          <table:table-cell table:style-name="ce82"/>
          <table:table-cell table:style-name="ce91" office:value-type="percentage" office:value="0.006" calcext:value-type="percentage">
            <text:p>0,60%</text:p>
          </table:table-cell>
          <table:table-cell table:style-name="ce103"/>
          <table:table-cell table:style-name="ce117" table:formula="of:=[.F61]*[.G62]" office:value-type="float" office:value="14.1" calcext:value-type="float">
            <text:p>14,10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9"/>
          <table:table-cell table:style-name="ce48" table:number-columns-repeated="2"/>
          <table:table-cell table:style-name="ce42" office:value-type="string" calcext:value-type="string">
            <text:p>FOGASA</text:p>
          </table:table-cell>
          <table:table-cell table:style-name="ce82"/>
          <table:table-cell table:style-name="ce91" office:value-type="percentage" office:value="0.002" calcext:value-type="percentage">
            <text:p>0,20%</text:p>
          </table:table-cell>
          <table:table-cell table:style-name="ce103"/>
          <table:table-cell table:style-name="ce117" table:formula="of:=[.F61]*[.G63]" office:value-type="float" office:value="4.7" calcext:value-type="float">
            <text:p>4,70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3. Cotización por horas extras </text:p>
          </table:table-cell>
          <table:table-cell table:style-name="ce38" table:number-columns-repeated="2"/>
          <table:table-cell table:style-name="ce42"/>
          <table:table-cell table:style-name="ce83"/>
          <table:table-cell table:style-name="ce91" office:value-type="percentage" office:value="0.236" calcext:value-type="percentage">
            <text:p>23,60%</text:p>
          </table:table-cell>
          <table:table-cell table:style-name="ce103"/>
          <table:table-cell table:style-name="ce130" table:formula="of:=[.F64]*[.G64]" office:value-type="float" office:value="0" calcext:value-type="float">
            <text:p>0,00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4. Cotización por horas extras fuerza mayor</text:p>
          </table:table-cell>
          <table:table-cell table:style-name="ce38" table:number-columns-repeated="2"/>
          <table:table-cell table:style-name="ce42"/>
          <table:table-cell table:style-name="ce70"/>
          <table:table-cell table:style-name="ce89" office:value-type="percentage" office:value="0.12" calcext:value-type="percentage">
            <text:p>12,00%</text:p>
          </table:table-cell>
          <table:table-cell table:style-name="ce104"/>
          <table:table-cell table:style-name="ce130" table:formula="of:=[.F65]*[.G65]" office:value-type="float" office:value="0" calcext:value-type="float">
            <text:p>0,00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5. Base sujeta a retención del IRPF</text:p>
          </table:table-cell>
          <table:table-cell table:style-name="ce38" table:number-columns-repeated="2"/>
          <table:table-cell table:style-name="ce42"/>
          <table:table-cell table:style-name="ce70" office:value-type="float" office:value="2050" calcext:value-type="float">
            <text:p>2.050,00 €</text:p>
          </table:table-cell>
          <table:table-cell table:style-name="ce42"/>
          <table:table-cell table:style-name="ce105" office:value-type="string" calcext:value-type="string">
            <text:p>Total</text:p>
          </table:table-cell>
          <table:table-cell table:style-name="ce131" table:formula="of:=SUM([.I58:.I65])" office:value-type="float" office:value="730.85" calcext:value-type="float">
            <text:p>730,85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/>
          <table:table-cell table:style-name="ce30"/>
          <table:table-cell table:style-name="ce49"/>
          <table:table-cell table:style-name="ce64"/>
          <table:table-cell table:style-name="ce49"/>
          <table:table-cell table:style-name="ce64"/>
          <table:table-cell table:style-name="ce49"/>
          <table:table-cell table:style-name="ce64"/>
          <table:table-cell table:style-name="ce132"/>
          <table:table-cell table:number-columns-repeated="1015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2" table:style-name="ta2">
        <table:table-column table:style-name="co2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3" table:style-name="ta3">
        <table:table-column table:style-name="co2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orme de compatibilidad" table:style-name="ta4">
        <table:table-column table:style-name="co6" table:default-cell-style-name="ce118"/>
        <table:table-column table:style-name="co7" table:default-cell-style-name="ce118"/>
        <table:table-column table:style-name="co8" table:default-cell-style-name="ce118"/>
        <table:table-column table:style-name="co9" table:default-cell-style-name="ce118"/>
        <table:table-column table:style-name="co10" table:default-cell-style-name="ce118"/>
        <table:table-column table:style-name="co2" table:number-columns-repeated="1019" table:default-cell-style-name="Default"/>
        <table:table-row table:style-name="ro4">
          <table:table-cell/>
          <table:table-cell table:style-name="ce119" office:value-type="string" calcext:value-type="string">
            <text:p>Informe de compatibilidad para Copia de NOMINA1.xls</text:p>
          </table:table-cell>
          <table:table-cell table:style-name="ce123"/>
          <table:table-cell table:style-name="ce125" table:number-columns-repeated="2"/>
          <table:table-cell table:number-columns-repeated="1019"/>
        </table:table-row>
        <table:table-row table:style-name="ro4">
          <table:table-cell/>
          <table:table-cell table:style-name="ce119" office:value-type="string" calcext:value-type="string">
            <text:p>Ejecutar el 12/11/2014 10:18</text:p>
          </table:table-cell>
          <table:table-cell table:style-name="ce123"/>
          <table:table-cell table:style-name="ce125" table:number-columns-repeated="2"/>
          <table:table-cell table:number-columns-repeated="1019"/>
        </table:table-row>
        <table:table-row table:style-name="ro4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5">
          <table:table-cell/>
          <table:table-cell table:style-name="ce12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20"/>
          <table:table-cell table:style-name="ce126" table:number-columns-repeated="2"/>
          <table:table-cell table:number-columns-repeated="1019"/>
        </table:table-row>
        <table:table-row table:style-name="ro4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6">
          <table:table-cell/>
          <table:table-cell table:style-name="ce119" office:value-type="string" calcext:value-type="string">
            <text:p>Pérdida menor de fidelidad</text:p>
          </table:table-cell>
          <table:table-cell table:style-name="ce123"/>
          <table:table-cell table:style-name="ce125"/>
          <table:table-cell table:style-name="ce128" office:value-type="string" calcext:value-type="string">
            <text:p>Nº de apariciones</text:p>
          </table:table-cell>
          <table:table-cell table:number-columns-repeated="1019"/>
        </table:table-row>
        <table:table-row table:style-name="ro7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8">
          <table:table-cell/>
          <table:table-cell table:style-name="ce12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24"/>
          <table:table-cell table:style-name="ce127"/>
          <table:table-cell table:style-name="ce129" office:value-type="float" office:value="1" calcext:value-type="float">
            <text:p>1</text:p>
          </table:table-cell>
          <table:table-cell table:number-columns-repeated="1019"/>
        </table:table-row>
        <table:table-row table:style-name="ro4" table:number-rows-repeated="2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E17:Hoja1.E1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">
      <number:number number:decimal-places="2" loext:min-decimal-places="2" number:min-integer-digits="1" number:grouping="true"/>
      <number:text> €</number:text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2" style:volatile="true">
      <loext:fill-character> </loext:fill-character>
      <number:text>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2" style:volatile="true">
      <loext:fill-character> </loext:fill-character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2" loext:min-decimal-places="2" number:min-integer-digits="1" number:grouping="true"/>
      <number:text>   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24.99mm" fo:margin-left="19mm" fo:margin-right="19mm" style:first-page-number="continue" loext:scale-to-X="1" loext:scale-to-Y="1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3">00/00/0000</text:date>, <text:time style:data-style-name="N2" text:time-value="12:47:02.7890039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forme_20_de_20_compatibilidad" style:display-name="PageStyle_Informe de compatibilidad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PARTAMENTO DE ORIENTACIÓN</meta:initial-creator>
    <meta:creation-date>2001-02-22T11:46:08</meta:creation-date>
    <dc:date>2020-02-13T12:50:31.678513817</dc:date>
    <meta:print-date>2014-11-12T12:53:31</meta:print-date>
    <meta:generator>LibreOffice/5.1.6.2$Linux_X86_64 LibreOffice_project/10m0$Build-2</meta:generator>
    <meta:editing-duration>PT8M15S</meta:editing-duration>
    <meta:editing-cycles>2</meta:editing-cycles>
    <meta:document-statistic meta:table-count="4" meta:cell-count="112" meta:object-count="0"/>
  </office:meta>
</office:document-meta>
</file>